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508cm" svg:y1="18.399cm" svg:x2="14.547cm" svg:y2="18.399cm">
          <text:p/>
        </draw:line>
        <draw:line draw:style-name="gr1" draw:text-style-name="P1" draw:layer="layout" svg:x1="5.233cm" svg:y1="11.414cm" svg:x2="18.272cm" svg:y2="11.414cm">
          <text:p/>
        </draw:line>
        <draw:line draw:style-name="gr1" draw:text-style-name="P1" draw:layer="layout" svg:x1="5.233cm" svg:y1="11.414cm" svg:x2="1.508cm" svg:y2="18.399cm">
          <text:p/>
        </draw:line>
        <draw:line draw:style-name="gr1" draw:text-style-name="P1" draw:layer="layout" svg:x1="18.272cm" svg:y1="11.414cm" svg:x2="14.547cm" svg:y2="18.399cm">
          <text:p/>
        </draw:line>
        <draw:line draw:style-name="gr1" draw:text-style-name="P1" draw:layer="layout" svg:x1="11.287cm" svg:y1="11.414cm" svg:x2="7.562cm" svg:y2="18.399cm">
          <text:p/>
        </draw:line>
        <draw:line draw:style-name="gr1" draw:text-style-name="P1" draw:layer="layout" svg:x1="3.487cm" svg:y1="14.716cm" svg:x2="16.526cm" svg:y2="14.716cm">
          <text:p/>
        </draw:line>
        <draw:line draw:style-name="gr1" draw:text-style-name="P1" draw:layer="layout" svg:x1="1.508cm" svg:y1="18.399cm" svg:x2="9.541cm" svg:y2="14.716cm">
          <text:p/>
        </draw:line>
        <draw:line draw:style-name="gr1" draw:text-style-name="P1" draw:layer="layout" svg:x1="1.509cm" svg:y1="18.4cm" svg:x2="9.542cm" svg:y2="14.717cm">
          <text:p/>
        </draw:line>
        <draw:line draw:style-name="gr1" draw:text-style-name="P1" draw:layer="layout" svg:x1="3.487cm" svg:y1="14.716cm" svg:x2="11.287cm" svg:y2="11.414cm">
          <text:p/>
        </draw:line>
        <draw:line draw:style-name="gr1" draw:text-style-name="P1" draw:layer="layout" svg:x1="7.562cm" svg:y1="18.399cm" svg:x2="16.526cm" svg:y2="14.716cm">
          <text:p/>
        </draw:line>
        <draw:line draw:style-name="gr1" draw:text-style-name="P1" draw:layer="layout" svg:x1="9.541cm" svg:y1="14.716cm" svg:x2="18.272cm" svg:y2="11.414cm">
          <text:p/>
        </draw:line>
        <draw:custom-shape draw:style-name="gr2" draw:text-style-name="P1" draw:layer="layout" svg:width="7.904cm" svg:height="2.572cm" draw:transform="skewX (1.08576932766567) rotate (-1.08611839351607) translate (1.509cm 5.894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654.23312883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.371cm" svg:y1="9.382cm" svg:x2="3.487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0_20_Degrees" draw:display-name="Blue Crossed 0 Degrees" draw:style="double" draw:color="#000080" draw:distance="0.076cm" draw:rotation="900"/>
    <draw:hatch draw:name="Hatching_20_1" draw:display-name="Hatching 1" draw:style="double" draw:color="#000080" draw:distance="1.27cm" draw:rotation="0"/>
    <draw:hatch draw:name="Hatching_20_2" draw:display-name="Hatching 2" draw:style="single" draw:color="#ff3333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8:24:55.103315193</meta:creation-date>
    <dc:date>2015-04-06T18:35:10.628213773</dc:date>
    <meta:editing-duration>PT3M14S</meta:editing-duration>
    <meta:editing-cycles>2</meta:editing-cycles>
    <meta:generator>LibreOffice/4.2.7.2$Linux_X86_64 LibreOffice_project/420m0$Build-2</meta:generator>
    <meta:document-statistic meta:object-count="13"/>
  </office:meta>
</office:document-meta>
</file>